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f671" officeooo:paragraph-rsid="001af671"/>
    </style:style>
    <style:style style:name="P2" style:family="paragraph" style:parent-style-name="Standard">
      <style:paragraph-properties fo:text-align="center" style:justify-single-word="false"/>
      <style:text-properties officeooo:rsid="001af671" officeooo:paragraph-rsid="001af671"/>
    </style:style>
    <style:style style:name="P3" style:family="paragraph" style:parent-style-name="Standard">
      <style:paragraph-properties fo:text-align="start" style:justify-single-word="false"/>
      <style:text-properties officeooo:rsid="001af671" officeooo:paragraph-rsid="001af671"/>
    </style:style>
    <style:style style:name="P4" style:family="paragraph" style:parent-style-name="Standard">
      <style:paragraph-properties fo:text-align="center" style:justify-single-word="false"/>
      <style:text-properties fo:font-size="14pt" officeooo:rsid="001af671" officeooo:paragraph-rsid="001af671" fo:background-color="#ffff0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rsid="001af671" officeooo:paragraph-rsid="001af671" fo:background-color="#ffff00"/>
    </style:style>
    <style:style style:name="P6" style:family="paragraph" style:parent-style-name="Standard">
      <style:paragraph-properties fo:text-align="start" style:justify-single-word="false"/>
      <style:text-properties officeooo:rsid="001af671" officeooo:paragraph-rsid="001af671" fo:background-color="transparent"/>
    </style:style>
    <style:style style:name="P7" style:family="paragraph" style:parent-style-name="Standard">
      <style:paragraph-properties fo:text-align="start" style:justify-single-word="false"/>
      <style:text-properties officeooo:rsid="001c4e9b" officeooo:paragraph-rsid="001c4e9b" fo:background-color="transparent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rsid="001e3034" officeooo:paragraph-rsid="001e3034" fo:background-color="transparent"/>
    </style:style>
    <style:style style:name="P9" style:family="paragraph" style:parent-style-name="Standard">
      <style:paragraph-properties fo:text-align="start" style:justify-single-word="false"/>
      <style:text-properties fo:language="ru" fo:country="RU" officeooo:rsid="00200a22" officeooo:paragraph-rsid="00200a22" fo:background-color="transparent"/>
    </style:style>
    <style:style style:name="P10" style:family="paragraph" style:parent-style-name="Standard">
      <style:paragraph-properties fo:text-align="center" style:justify-single-word="false"/>
      <style:text-properties fo:language="ru" fo:country="RU" officeooo:rsid="00200a22" officeooo:paragraph-rsid="00200a22" fo:background-color="#ffff00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1e3034" officeooo:paragraph-rsid="001e3034" fo:background-color="transparent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200a22" officeooo:paragraph-rsid="00200a22" fo:background-color="transparen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3034"/>
    </style:style>
    <style:style style:name="T3" style:family="text">
      <style:text-properties fo:language="en" fo:country="US" officeooo:rsid="00200a22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e3034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e30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Сущность трансляции. Компиляция / Интерпретация.</text:p>
      <text:p text:style-name="P1"/>
      <text:p text:style-name="P1">Язык на котором представлена входная программа — называется исходным языком, а сама программа исходным кодом.</text:p>
      <text:p text:style-name="P1"/>
      <text:p text:style-name="P1">Выходной язык — называется целевым языком или объектным кодом.</text:p>
      <text:p text:style-name="P1"/>
      <text:p text:style-name="P1">Цель трансляции — преобразовать текст с одного языка на другой, который понятен адресату текста.</text:p>
      <text:p text:style-name="P1"/>
      <text:p text:style-name="P1">Транслятор представляет собой программу, на основе которой компьютер преобразует вводимые в него программы в машинный язык.</text:p>
      <text:p text:style-name="P1"/>
      <text:p text:style-name="P1">Трансляторы бывают двух видов:</text:p>
      <text:p text:style-name="P1"/>
      <text:p text:style-name="P1"><text:span text:style-name="T1">1) </text:span><text:span text:style-name="T4">Компиляторы — читает всю программу целиком, делает её перевод и создаёт законченный вариант программы на машинном языке. Результат работы компилятора бинарный исполняемый файл.</text:span></text:p>
      <text:p text:style-name="P1"/>
      <text:p text:style-name="P1">2) Интерпретаторы — переводит и выполняет программу построчно.</text:p>
      <text:p text:style-name="P1"/>
      <text:p text:style-name="P1">После того, как программа откомпилирована ни исходный текст ни компилятор больше не нужны. В то же время программа обрабатываемая интерпретатором заново переводится на машинный язык при каждом запуске программы.</text:p>
      <text:p text:style-name="P1"/>
      <text:p text:style-name="P1">Откомпилированные программы работают быстрее, а интерпретируемые проще исправлять и <text:s/>изменять.</text:p>
      <text:p text:style-name="P1"/>
      <text:p text:style-name="P4">Синтаксис, семантика и прагматика.</text:p>
      <text:p text:style-name="P3"/>
      <text:p text:style-name="P3">Синтаксис — совокупность правил, определяющих допустимые конструкции языка. (Форма языка)</text:p>
      <text:p text:style-name="P3"/>
      <text:p text:style-name="P3">Семантика — совокупность правил, определяющих смысл синтаксически верных констркций языка. <text:span text:style-name="T1">(</text:span><text:span text:style-name="T4">Содержание языка)</text:span></text:p>
      <text:p text:style-name="P3"/>
      <text:p text:style-name="P3">Прагматика — задаёт конкретизацию абстрактного вычислителя для данной вычислительной системы. Зачастую стандарт языка программирования не полностью задаёт поведение исполнителя оставляя некоторые вольности, которые производителями транслятора реализуются тем или иным образом.</text:p>
      <text:p text:style-name="P3"/>
      <text:p text:style-name="P2"><text:span text:style-name="T6">Форма Бэкуса-Наура(БНФ)</text:span></text:p>
      <text:p text:style-name="P6"/>
      <text:p text:style-name="P6">Это формальная система описания синтаксиса, в котором одни синтаксические конструкции последовательно определяются через другие. БНФ используется для описания синтаксиса языков программирования, контекстно-свободных грамматик, а так же различных наборов инструкций и протоколов связи.</text:p>
      <text:p text:style-name="P6"/>
      <text:p text:style-name="P6">Терминал — Терминальный символ — Объект непосредственно присутствующий в словах языка и имеющий конкретное неизменное значение.</text:p>
      <text:p text:style-name="P6"><text:tab/></text:p>
      <text:p text:style-name="P6"><text:soft-page-break/>Не терминал — Не терминальный символ — Объект обозначающий какую либо сущность языка (например формула, арифм. Выражение, команда) и не имеющий конкретного символьного значения.</text:p>
      <text:p text:style-name="P6"/>
      <text:p text:style-name="P6">БНФ конструкция - определяет конечное число символов( Не терминалов ) и определяет правила замены символа на какую либо последовательность терминалов. Процесс построения можно представить поэтапно изначально имеется один символ, обычные символы представляются в виде некого названия заключённого в угловые скобки, затем этот символ заменяется некоторой последовательностью согласно одному из правил. Процесс повторяется и на каждом шаге один из символов заменяется последовательностью.</text:p>
      <text:p text:style-name="P7">В конце получается цепочка состоящая из букв и не содержащая символы. Общий вид конструкции следующий: &lt;Опр. Символ&gt; ::<text:span text:style-name="T1">= &lt;Option 1&gt; | &lt;Option 2&gt;</text:span></text:p>
      <text:p text:style-name="P7"/>
      <text:p text:style-name="P12">| - <text:span text:style-name="T4">Или</text:span></text:p>
      <text:p text:style-name="P12"/>
      <text:p text:style-name="P7">&lt;<text:span text:style-name="T7">Буква&gt; ::</text:span><text:span text:style-name="T2">= A|B|C|...|Z</text:span></text:p>
      <text:p text:style-name="P7"><text:span text:style-name="T2">&lt;</text:span><text:span text:style-name="T5">Цифра&gt; ::</text:span><text:span text:style-name="T2">= 0|1|2|...|9</text:span></text:p>
      <text:p text:style-name="P8">&lt;Идент&gt; ::<text:span text:style-name="T1">= &lt;</text:span>Буква&gt; <text:span text:style-name="T1">{&lt;</text:span>Буква<text:span text:style-name="T1">&gt;|&lt;</text:span>Цифра<text:span text:style-name="T1">&gt;}</text:span></text:p>
      <text:p text:style-name="P8">&lt;Число&gt; ::<text:span text:style-name="T1">= &lt;</text:span>Цифра&gt;<text:span text:style-name="T1">|&lt;</text:span>Цифра&gt;&lt;Число&gt;</text:p>
      <text:p text:style-name="P8"/>
      <text:p text:style-name="P8">&lt;<text:span text:style-name="T3">f</text:span><text:span text:style-name="T1">ormula&gt; ::= &lt;</text:span><text:span text:style-name="T3">n</text:span><text:span text:style-name="T1">um&gt;|&lt;</text:span><text:span text:style-name="T3">f</text:span><text:span text:style-name="T1">ormula&gt;&lt;sign&gt;&lt;num&gt;</text:span></text:p>
      <text:p text:style-name="P8">&lt;<text:span text:style-name="T1">sign&gt; ::= +|-</text:span></text:p>
      <text:p text:style-name="P9">- Сложение / Вычитание.</text:p>
      <text:p text:style-name="P8"/>
      <text:p text:style-name="P8"/>
      <text:p text:style-name="P8">&lt;<text:span text:style-name="T1">formula&gt; ::= &lt;op&gt;|&lt;formula&gt;&lt;sign&gt;&lt;num&gt;</text:span></text:p>
      <text:p text:style-name="P11">&lt;op&gt; ::= &lt;num&gt;|(&lt;formula&gt;)</text:p>
      <text:p text:style-name="P11">&lt;sign&gt; ::= +|-</text:p>
      <text:p text:style-name="P11"/>
      <text:p text:style-name="P10">Синтаксические диаграммы( В тетради )</text:p>
      <text:p text:style-name="P10"/>
      <text:p text:style-name="P10">Типы ошибок в программировании.</text:p>
      <text:p text:style-name="P9">Существуют три типов ошибок:</text:p>
      <text:p text:style-name="P12"/>
      <text:p text:style-name="P12">1) <text:span text:style-name="T4">Синтаксические ошибки — В любом ЯП каждое предложение ( оператор ) строится по определённым правилам. Если в программе находится предложение, которое нарушает это проавило, то говорят о наличии синтаксической ошибки. Синтаксические ошибки легко обнаруживаются и легко исправляются.</text:span></text:p>
      <text:p text:style-name="P12"><text:span text:style-name="T4"/></text:p>
      <text:p text:style-name="P12"><text:span text:style-name="T4">2) Ошибки в выполнении( </text:span>Runtime error,<text:span text:style-name="T4"> исключительные ситуации </text:span>) - <text:span text:style-name="T4">Возникают в процессе работы программы. Например программе передали некорректные значения или программа попыталась поделить на нуль. Ошибкии в выполнении легко обнаруживаются, однако устранения их может оказаться нетривиальной задачей</text:span></text:p>
      <text:p text:style-name="P12"/>
      <text:p text:style-name="P12">3) <text:span text:style-name="T4">Семантические ошибки — применение операторов, которые не дают нужного эффекта или <text:s/>ошибка в структуре алгоритма, или ошибка в логической взаимосвязей частей алгоритма, или применение алгоритма там, где он не подходит. Поиск и исправление семантических ошибок занимает основное время при написании и отладки программы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2T08:03:07.104000000</meta:creation-date>
    <dc:date>2022-09-12T09:20:55.551000000</dc:date>
    <meta:editing-duration>PT1H17M48S</meta:editing-duration>
    <meta:editing-cycles>4</meta:editing-cycles>
    <meta:generator>LibreOffice/7.4.0.3$Windows_X86_64 LibreOffice_project/f85e47c08ddd19c015c0114a68350214f7066f5a</meta:generator>
    <meta:document-statistic meta:table-count="0" meta:image-count="0" meta:object-count="0" meta:page-count="2" meta:paragraph-count="38" meta:word-count="502" meta:character-count="4043" meta:non-whitespace-character-count="3561"/>
  </office:meta>
</office:document-meta>
</file>